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 Narrow" svg:font-family="&quot;Arial Narrow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3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39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5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" style:family="table-cell" style:parent-style-name="Default" style:data-style-name="N3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" style:family="table-cell" style:parent-style-name="Excel_32_Built-in_32_Normal" style:data-style-name="N37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5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7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0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2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3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2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5" style:family="table-cell" style:parent-style-name="Default" style:data-style-name="N37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6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7" style:family="table-cell" style:parent-style-name="Default" style:data-style-name="N40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Default" style:data-style-name="N39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lnk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2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6"/>
        <table:table-column table:style-name="co8" table:number-columns-repeated="2" table:default-cell-style-name="ce7"/>
        <table:table-column table:style-name="co8" table:number-columns-repeated="3" table:default-cell-style-name="ce6"/>
        <table:table-column table:style-name="co8" table:number-columns-repeated="1007" table:default-cell-style-name="ce2"/>
        <table:table-column table:style-name="co8" table:number-columns-repeated="3" table:default-cell-style-name="ce8"/>
        <table:table-column table:style-name="co9" table:number-columns-repeated="15362" table:default-cell-style-name="ce8"/>
        <table:table-row table:style-name="ro1">
          <table:table-cell table:style-name="ce2"/>
          <table:table-cell office:value-type="float" office:value="2024" table:style-name="ce3">
            <text:p>2024</text:p>
          </table:table-cell>
          <table:table-cell table:style-name="ce2"/>
          <table:table-cell table:style-name="ce4"/>
          <table:table-cell table:style-name="ce5"/>
          <table:table-cell table:style-name="ce4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9"/>
          <table:table-cell office:value-type="string" table:style-name="ce9">
            <text:p>SELANİK DOĞUŞ 2024 HESAPLARI</text:p>
          </table:table-cell>
          <table:table-cell table:style-name="ce4"/>
          <table:table-cell table:style-name="ce5"/>
          <table:table-cell table:style-name="ce4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10"/>
          <table:table-cell table:style-name="ce11"/>
          <table:table-cell office:value-type="string" table:style-name="ce12">
            <text:p>Slnk-Ödeme</text:p>
          </table:table-cell>
          <table:table-cell office:value-type="string" table:style-name="ce5">
            <text:p>DĞŞ-Ödeme</text:p>
          </table:table-cell>
          <table:table-cell office:value-type="string" table:style-name="ce12">
            <text:p>BAKİYE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13"/>
          <table:table-cell office:value-type="string" table:style-name="ce14">
            <text:p>2023 den <text:s/>DEVİR DOĞUŞ ALACAKLI</text:p>
          </table:table-cell>
          <table:table-cell table:style-name="ce12"/>
          <table:table-cell office:value-type="float" office:value="67412.98" table:style-name="ce7">
            <text:p>67.412,98</text:p>
          </table:table-cell>
          <table:table-cell office:value-type="float" office:value="67412.98" table:formula="of:=[.E5]-[.D5]" table:style-name="ce15">
            <text:p>67.412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11"/>
          <table:table-cell table:style-name="ce16"/>
          <table:table-cell table:style-name="ce5"/>
          <table:table-cell office:value-type="float" office:value="67412.98" table:formula="of:=[.F5]+[.E6]-[.D6]" table:style-name="ce15">
            <text:p>67.412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1-15T00:00:00" table:style-name="ce9">
            <text:p>15.01.24</text:p>
          </table:table-cell>
          <table:table-cell office:value-type="string" table:style-name="ce2">
            <text:p>kredi için aliden</text:p>
          </table:table-cell>
          <table:table-cell office:value-type="float" office:value="3450" table:style-name="ce17">
            <text:p>3450</text:p>
          </table:table-cell>
          <table:table-cell table:style-name="ce5"/>
          <table:table-cell office:value-type="float" office:value="63962.979999999996" table:formula="of:=[.F6]+[.E7]-[.D7]" table:style-name="ce15">
            <text:p>63.962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office:value-type="string" table:style-name="ce8">
            <text:p>krediye ödenen</text:p>
          </table:table-cell>
          <table:table-cell table:style-name="ce17"/>
          <table:table-cell office:value-type="float" office:value="3467" table:style-name="ce5">
            <text:p>3.467,00</text:p>
          </table:table-cell>
          <table:table-cell office:value-type="float" office:value="67429.98" table:formula="of:=[.F7]+[.E8]-[.D8]" table:style-name="ce15">
            <text:p>67.429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1-20T00:00:00" table:style-name="ce9">
            <text:p>20.01.24</text:p>
          </table:table-cell>
          <table:table-cell office:value-type="string" table:style-name="ce2">
            <text:p>pide 20-1-2024 e kadar</text:p>
          </table:table-cell>
          <table:table-cell table:style-name="ce4"/>
          <table:table-cell office:value-type="float" office:value="1324" table:style-name="ce5">
            <text:p>1.324,00</text:p>
          </table:table-cell>
          <table:table-cell office:value-type="float" office:value="68753.98" table:formula="of:=[.F8]+[.E9]-[.D9]" table:style-name="ce15">
            <text:p>68.753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2-16T00:00:00" table:style-name="ce9">
            <text:p>16.02.24</text:p>
          </table:table-cell>
          <table:table-cell office:value-type="string" table:style-name="ce2">
            <text:p>pide 16-2-2024 e kadar</text:p>
          </table:table-cell>
          <table:table-cell table:style-name="ce4"/>
          <table:table-cell office:value-type="float" office:value="815.38" table:style-name="ce5">
            <text:p>815,38</text:p>
          </table:table-cell>
          <table:table-cell office:value-type="float" office:value="69569.36" table:formula="of:=[.F9]+[.E10]-[.D10]" table:style-name="ce15">
            <text:p>69.569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2-16T00:00:00" table:style-name="ce9">
            <text:p>16.02.24</text:p>
          </table:table-cell>
          <table:table-cell office:value-type="string" table:style-name="ce2">
            <text:p>kredi için aliden</text:p>
          </table:table-cell>
          <table:table-cell office:value-type="float" office:value="3400" table:style-name="ce4">
            <text:p>3.400,00</text:p>
          </table:table-cell>
          <table:table-cell table:style-name="ce5"/>
          <table:table-cell office:value-type="float" office:value="66169.36" table:formula="of:=[.F10]+[.E11]-[.D11]" table:style-name="ce15">
            <text:p>66.169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2-16T00:00:00" table:style-name="ce9">
            <text:p>16.02.24</text:p>
          </table:table-cell>
          <table:table-cell office:value-type="string" table:style-name="ce2">
            <text:p>krediye ödenen</text:p>
          </table:table-cell>
          <table:table-cell table:style-name="ce4"/>
          <table:table-cell office:value-type="float" office:value="3467" table:style-name="ce5">
            <text:p>3.467,00</text:p>
          </table:table-cell>
          <table:table-cell office:value-type="float" office:value="69636.36" table:formula="of:=[.F11]+[.E12]-[.D12]" table:style-name="ce15">
            <text:p>69.636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15T00:00:00" table:style-name="ce9">
            <text:p>15.03.24</text:p>
          </table:table-cell>
          <table:table-cell office:value-type="string" table:style-name="ce2">
            <text:p>kredi için aliden</text:p>
          </table:table-cell>
          <table:table-cell office:value-type="float" office:value="3450" table:style-name="ce17">
            <text:p>3450</text:p>
          </table:table-cell>
          <table:table-cell table:style-name="ce18"/>
          <table:table-cell office:value-type="float" office:value="66186.36" table:formula="of:=[.F12]+[.E13]-[.D13]" table:style-name="ce15">
            <text:p>66.186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15T00:00:00" table:style-name="ce9">
            <text:p>15.03.24</text:p>
          </table:table-cell>
          <table:table-cell office:value-type="string" table:style-name="ce8">
            <text:p>krediye ödenen peri havale</text:p>
          </table:table-cell>
          <table:table-cell table:style-name="ce17"/>
          <table:table-cell office:value-type="float" office:value="3450" table:style-name="ce18">
            <text:p>3.450,</text:p>
          </table:table-cell>
          <table:table-cell office:value-type="float" office:value="69636.36" table:formula="of:=[.F13]+[.E14]-[.D14]" table:style-name="ce15">
            <text:p>69.636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25T00:00:00" table:style-name="ce19">
            <text:p>25.03.24</text:p>
          </table:table-cell>
          <table:table-cell office:value-type="string" table:style-name="ce8">
            <text:p>pide 25-3-2024 e kadar</text:p>
          </table:table-cell>
          <table:table-cell table:style-name="ce17"/>
          <table:table-cell office:value-type="float" office:value="686.95" table:style-name="ce18">
            <text:p>686,95</text:p>
          </table:table-cell>
          <table:table-cell office:value-type="float" office:value="70323.31" table:formula="of:=[.F14]+[.E15]-[.D15]" table:style-name="ce15">
            <text:p>70.323,31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26T00:00:00" table:style-name="ce9">
            <text:p>26.03.24</text:p>
          </table:table-cell>
          <table:table-cell office:value-type="string" table:style-name="ce2">
            <text:p>silim makinesi için motrcudan alınan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office:value-type="float" office:value="69323.31" table:formula="of:=[.F15]+[.E16]-[.D16]" table:style-name="ce15">
            <text:p>69.323,31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02T00:00:00" table:style-name="ce9">
            <text:p>02.04.24</text:p>
          </table:table-cell>
          <table:table-cell office:value-type="string" table:style-name="ce2">
            <text:p>maliye usulsüzlük ceza ödemesi banka kartından<text:s/></text:p>
          </table:table-cell>
          <table:table-cell office:value-type="float" office:value="103.12" table:style-name="ce4">
            <text:p>103,12</text:p>
          </table:table-cell>
          <table:table-cell table:style-name="ce5"/>
          <table:table-cell office:value-type="float" office:value="69220.19" table:formula="of:=[.F16]+[.E17]-[.D17]" table:style-name="ce15">
            <text:p>69.220,19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02T00:00:00" table:style-name="ce9">
            <text:p>02.04.24</text:p>
          </table:table-cell>
          <table:table-cell office:value-type="string" table:style-name="ce2">
            <text:p>alumba YGV ali balcı kartı ile ödeme</text:p>
          </table:table-cell>
          <table:table-cell office:value-type="float" office:value="2273.0700000000002" table:style-name="ce4">
            <text:p>2.273,07</text:p>
          </table:table-cell>
          <table:table-cell table:style-name="ce5"/>
          <table:table-cell office:value-type="float" office:value="66947.12" table:formula="of:=[.F17]+[.E18]-[.D18]" table:style-name="ce15">
            <text:p>66.947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08T00:00:00" table:style-name="ce9">
            <text:p>08.04.24</text:p>
          </table:table-cell>
          <table:table-cell office:value-type="string" table:style-name="ce2">
            <text:p>kredi için aliden</text:p>
          </table:table-cell>
          <table:table-cell office:value-type="float" office:value="2500" table:style-name="ce4">
            <text:p>2.500,00</text:p>
          </table:table-cell>
          <table:table-cell table:style-name="ce5"/>
          <table:table-cell office:value-type="float" office:value="64447.119999999995" table:formula="of:=[.F18]+[.E19]-[.D19]" table:style-name="ce15">
            <text:p>64.447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15T00:00:00" table:style-name="ce9">
            <text:p>15.04.24</text:p>
          </table:table-cell>
          <table:table-cell office:value-type="string" table:style-name="ce2">
            <text:p>kredi için pervine işten havale</text:p>
          </table:table-cell>
          <table:table-cell table:style-name="ce4"/>
          <table:table-cell office:value-type="float" office:value="3467" table:style-name="ce5">
            <text:p>3.467,00</text:p>
          </table:table-cell>
          <table:table-cell office:value-type="float" office:value="67914.12" table:formula="of:=[.F19]+[.E20]-[.D20]" table:style-name="ce15">
            <text:p>67.914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15T00:00:00" table:style-name="ce9">
            <text:p>15.04.24</text:p>
          </table:table-cell>
          <table:table-cell office:value-type="string" table:style-name="ce2">
            <text:p>et-soğan 1/2 kg et 240 dnzkk + 1/2 kg soğan 20 nkt = <text:s/>9 pide</text:p>
          </table:table-cell>
          <table:table-cell table:style-name="ce4"/>
          <table:table-cell office:value-type="float" office:value="260" table:style-name="ce5">
            <text:p>260,00</text:p>
          </table:table-cell>
          <table:table-cell office:value-type="float" office:value="68174.12" table:formula="of:=[.F20]+[.E21]-[.D21]" table:style-name="ce15">
            <text:p>68.174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0"/>
          <table:table-cell office:value-type="float" office:value="68174.12" table:formula="of:=[.F21]+[.E22]-[.D22]" table:style-name="ce15">
            <text:p>68.174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2"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0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5"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1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2"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2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1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22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2" table:style-name="ro2">
          <table:table-cell table:style-name="ce2"/>
          <table:table-cell table:style-name="ce9"/>
          <table:table-cell table:style-name="ce23"/>
          <table:table-cell table:style-name="ce17"/>
          <table:table-cell table:style-name="ce24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4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20"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25"/>
          <table:table-cell office:value-type="string" table:style-name="ce26">
            <text:p>Yıl içi Toplamı Selanik Borçlu</text:p>
          </table:table-cell>
          <table:table-cell office:value-type="float" office:value="16176.19" table:formula="of:=SUM([.D7:.D59])" table:style-name="ce27">
            <text:p>16.176,19</text:p>
          </table:table-cell>
          <table:table-cell office:value-type="float" office:value="16937.330000000002" table:formula="of:=SUM([.E7:.E58])" table:style-name="ce27">
            <text:p>16.937,33</text:p>
          </table:table-cell>
          <table:table-cell office:value-type="float" office:value="761.14000000000124" table:formula="of:=[.E61]-[.D61]" table:style-name="ce28">
            <text:p>761,14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1047124" table:style-name="ro2">
          <table:table-cell table:number-columns-repeated="16384"/>
        </table:table-row>
        <table:table-row table:number-rows-repeated="1284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9" table:style-name="ro3">
          <table:table-cell table:number-columns-repeated="16384"/>
        </table:table-row>
        <table:table-row table:number-rows-repeated="9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 Narrow" svg:font-family="&quot;Arial Narrow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P0">
      <number:day number:style="long"/>
      <number:text>.</number:text>
      <number:month number:style="long"/>
      <number:text>.</number:text>
      <number:year/>
    </number:date-style>
    <number:text-style style:name="N37">
      <number:text-content/>
      <style:map style:condition="value()&gt;=0" style:apply-style-name="N37P0"/>
    </number:text-style>
    <number:date-style style:name="N3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9P0"/>
    </number:number-style>
    <number:number-style style:name="N40P0" number:language="tr" number:country="TR">
      <number:number number:decimal-places="2" number:min-decimal-places="2" number:min-integer-digits="1" number:grouping="true"/>
    </number:number-style>
    <number:number-style style:name="N4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number-style style:name="N41">
      <number:number number:decimal-places="2" number:min-decimal-places="0" number:min-integer-digits="1" number:grouping="true" number:decimal-replacement="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3P0">
      <number:number number:decimal-places="0" number:min-decimal-places="0" number:min-integer-digits="1" number:grouping="true"/>
    </number:number-style>
    <number:number-style style:name="N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3P0"/>
    </number:number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" number:language="tr" number:country="TR">
      <number:number number:min-integer-digits="1"/>
    </number:number-style>
    <number:currency-style style:name="N4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6P0"/>
    </number:currency-style>
    <number:time-style style:name="N47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46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46">
      <style:table-cell-properties fo:border="thin solid #000080" style:vertical-align="middle" fo:background-color="#FFFFD1"/>
    </style:style>
    <style:style style:name="Result2" style:family="table-cell" style:data-style-name="N47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15T09:57:51Z</dc:date>
    <meta:print-date>2024-01-05T08:34:57Z</meta:print-date>
    <meta:editing-cycles>163</meta:editing-cycles>
    <meta:editing-duration>PT44684S</meta:editing-duration>
  </office:meta>
</office:document-meta>
</file>